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 Light" officeooo:rsid="0005271e" officeooo:paragraph-rsid="000527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uesta de TFG.</text:p>
      <text:p text:style-name="P1"/>
      <text:p text:style-name="P1">La presente propuesta pretende esbozar un sistema de almacenamiento en nube enfocado al ámbito docente.</text:p>
      <text:p text:style-name="P1"/>
      <text:p text:style-name="P1">El proyecto intenta solucionar un problema recurrente en las aulas universitarias, donde se carece de una herramienta apropiada para que alumnos y profesores compartan material, así como para establecer sistemas de comunicación y alerta adecuados.</text:p>
      <text:p text:style-name="P1"/>
      <text:p text:style-name="P1">En la actualidad y basando las palabras en la experiencias pasadas en la UAM y la UPM, el presente alumno ha constatado repetidamente varios elementos:<text:line-break/>+Los alumnos son más hábiles para subir y compartir material que los profesores.</text:p>
      <text:p text:style-name="P1">+Compartir material entre alumnos es algo natural, sucederá aunque existan normas anticopia, la educación debería basarse en principios ajenos a si se comparte conocimiento o no. De hecho, debería fomentarse el compartir material y basar el aprendizaje desde esa base.</text:p>
      <text:p text:style-name="P1">+Algunos profesores crean su propio servidor de taifas y montan su propio servidor de moodle, especializando la información ofrecida de forma innecesaria y fragmentando el acceso a los alumnos.</text:p>
      <text:p text:style-name="P1">+El material se pierde de un año a otro con bastante frecuencia.</text:p>
      <text:p text:style-name="P1">+Los horarios y eventos de relevancia no se encuentran localizados.</text:p>
      <text:p text:style-name="P1">+Varios más.</text:p>
      <text:p text:style-name="P1"/>
      <text:p text:style-name="P1"/>
      <text:p text:style-name="P1">Con todo lo anterior, el proyecto se dividiría en 3 fases, con un peso que aumentaría de forma gradual en cada fase.</text:p>
      <text:p text:style-name="P1"/>
      <text:p text:style-name="P1">1. Análisis minucioso de la problemática actual en los sistemas de moodle, páginas oficiales docentes.</text:p>
      <text:p text:style-name="P1">2. Desarrollo de los requisitos que habrían de componer una herramienta tecnológica que pretenda dar solución a estos problemas.</text:p>
      <text:p text:style-name="P1">3. Desarrollo a nivél teórico y práctico de la solución propuesta, detallándose aspectos tales como:</text:p>
      <text:p text:style-name="P1"><text:tab/>1. Capa de SO, capa de software, capa de protocolos de comuncación, sistema de protección de datos (ajustándose a ley y normativa universitaria) en su vertiente teórica.</text:p>
      <text:p text:style-name="P1"><text:tab/>2.Implementación práctica de la herramienta resultante de todos los pasos anteriores.</text:p>
      <text:p text:style-name="P1"/>
      <text:p text:style-name="P1"/>
      <text:p text:style-name="P1">En plata. Moodle y las páginas de la EUI-UPM están manga por hombro, el estropicio es grandioso y tiene solución.<text:line-break/>Caso aparte, los alumnos, cuando quieren, son más eficientes organizándose que los profesores.</text:p>
      <text:p text:style-name="P1">Seamos claros, reconozcamos el error y pongamos una solución encima de la mesa.</text:p>
      <text:p text:style-name="P1">Pongo a disposición mi TFG (y si fuese conveniente, podría sumarse más gente) para el desarrollo de una herramienta dropbox+calendiario+mensajería que solucione de forma unificada todos (o gran parte) de los problemas.</text:p>
      <text:p text:style-name="P1">Luego ya, que la universidad se adapte y lo adopte, asumiendo por tanto los errores cometidos y la voluntad de subsanarlos es otra temática.<text:line-break/>De hecho, la propuesta parte de que la administración de la herramienta se haga a través de un consejo formado por profesores y alumno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perey </meta:initial-creator>
    <meta:creation-date>2014-07-28T22:46:16.292207286</meta:creation-date>
    <dc:date>2014-07-28T23:01:19.074333349</dc:date>
    <dc:creator>Viperey </dc:creator>
    <meta:editing-duration>P0D</meta:editing-duration>
    <meta:editing-cycles>1</meta:editing-cycles>
    <meta:document-statistic meta:table-count="0" meta:image-count="0" meta:object-count="0" meta:page-count="1" meta:paragraph-count="19" meta:word-count="419" meta:character-count="2687" meta:non-whitespace-character-count="2285"/>
    <meta:generator>LibreOffice/4.1.3.2$Linux_X86_64 LibreOffice_project/410m0$Build-2</meta:generator>
  </office:meta>
</office:document-meta>
</file>